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o1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so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vc0</text:p>
          </table:table-cell>
          <table:table-cell office:value-type="string" calcext:value-type="string">
            <text:p>so2</text:p>
          </table:table-cell>
          <table:table-cell office:value-type="string" calcext:value-type="string">
            <text:p>vdiff</text:p>
          </table:table-cell>
          <table:table-cell office:value-type="string" calcext:value-type="string">
            <text:p>vc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vc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pra1</text:p>
          </table:table-cell>
          <table:table-cell office:value-type="string" calcext:value-type="string">
            <text:p>pra2</text:p>
          </table:table-cell>
          <table:table-cell office:value-type="string" calcext:value-type="string">
            <text:p>pdiff</text:p>
          </table:table-cell>
          <table:table-cell office:value-type="string" calcext:value-type="string">
            <text:p>pra0</text:p>
          </table:table-cell>
          <table:table-cell office:value-type="string" calcext:value-type="string">
            <text:p>vcdiff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20.15185979779" calcext:value-type="float">
            <text:p>1520.1518597978</text:p>
          </table:table-cell>
          <table:table-cell office:value-type="float" office:value="0" calcext:value-type="float">
            <text:p>0</text:p>
          </table:table-cell>
          <table:table-cell office:value-type="float" office:value="1169.34758445981" calcext:value-type="float">
            <text:p>1169.3475844598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16" calcext:value-type="float">
            <text:p>116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office:value-type="float" office:value="263" calcext:value-type="float">
            <text:p>263</text:p>
          </table:table-cell>
          <table:table-cell office:value-type="float" office:value="1169.34758445982" calcext:value-type="float">
            <text:p>1169.3475844598</text:p>
          </table:table-cell>
          <table:table-cell office:value-type="float" office:value="0.735294117647059" calcext:value-type="float">
            <text:p>0.7352941176</text:p>
          </table:table-cell>
          <table:table-cell office:value-type="float" office:value="0.847058823529412" calcext:value-type="float">
            <text:p>0.8470588235</text:p>
          </table:table-cell>
          <table:table-cell office:value-type="float" office:value="0.44106463878327" calcext:value-type="float">
            <text:p>0.4410646388</text:p>
          </table:table-cell>
          <table:table-cell office:value-type="float" office:value="1.64705882352941" calcext:value-type="float">
            <text:p>1.6470588235</text:p>
          </table:table-cell>
          <table:table-cell table:formula="of:=[.H2]/[.E2]" office:value-type="float" office:value="0.414634146341463" calcext:value-type="float">
            <text:p>0.414634146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442.29332462383" calcext:value-type="float">
            <text:p>3442.2933246238</text:p>
          </table:table-cell>
          <table:table-cell office:value-type="float" office:value="0" calcext:value-type="float">
            <text:p>0</text:p>
          </table:table-cell>
          <table:table-cell office:value-type="float" office:value="2647.91794201833" calcext:value-type="float">
            <text:p>2647.9179420183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69" calcext:value-type="float">
            <text:p>169</text:p>
          </table:table-cell>
          <table:table-cell office:value-type="float" office:value="63" calcext:value-type="float">
            <text:p>63</text:p>
          </table:table-cell>
          <table:table-cell office:value-type="float" office:value="142" calcext:value-type="float">
            <text:p>142</text:p>
          </table:table-cell>
          <table:table-cell office:value-type="float" office:value="246" calcext:value-type="float">
            <text:p>246</text:p>
          </table:table-cell>
          <table:table-cell office:value-type="float" office:value="2647.91794201833" calcext:value-type="float">
            <text:p>2647.9179420183</text:p>
          </table:table-cell>
          <table:table-cell office:value-type="float" office:value="1.0125" calcext:value-type="float">
            <text:p>1.0125</text:p>
          </table:table-cell>
          <table:table-cell office:value-type="float" office:value="1.2" calcext:value-type="float">
            <text:p>1.2</text:p>
          </table:table-cell>
          <table:table-cell office:value-type="float" office:value="0.686991869918699" calcext:value-type="float">
            <text:p>0.6869918699</text:p>
          </table:table-cell>
          <table:table-cell office:value-type="float" office:value="1.75" calcext:value-type="float">
            <text:p>1.75</text:p>
          </table:table-cell>
          <table:table-cell table:formula="of:=[.H3]/[.E3]" office:value-type="float" office:value="0.658119658119658" calcext:value-type="float">
            <text:p>0.658119658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53.68937929731" calcext:value-type="float">
            <text:p>1453.6893792973</text:p>
          </table:table-cell>
          <table:table-cell office:value-type="float" office:value="0" calcext:value-type="float">
            <text:p>0</text:p>
          </table:table-cell>
          <table:table-cell office:value-type="float" office:value="1118.22259945947" calcext:value-type="float">
            <text:p>1118.2225994595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.03736823638623" calcext:value-type="float">
            <text:p>1.0373682364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office:value-type="float" office:value="254" calcext:value-type="float">
            <text:p>254</text:p>
          </table:table-cell>
          <table:table-cell office:value-type="float" office:value="1160.0086058885" calcext:value-type="float">
            <text:p>1160.0086058885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37007874015748" calcext:value-type="float">
            <text:p>0.3700787402</text:p>
          </table:table-cell>
          <table:table-cell office:value-type="float" office:value="1.675" calcext:value-type="float">
            <text:p>1.675</text:p>
          </table:table-cell>
          <table:table-cell table:formula="of:=[.H4]/[.E4]" office:value-type="float" office:value="0.350877192982456" calcext:value-type="float">
            <text:p>0.35087719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7.143202415294" calcext:value-type="float">
            <text:p>207.1432024153</text:p>
          </table:table-cell>
          <table:table-cell office:value-type="float" office:value="0" calcext:value-type="float">
            <text:p>0</text:p>
          </table:table-cell>
          <table:table-cell office:value-type="float" office:value="159.340924934821" calcext:value-type="float">
            <text:p>159.3409249348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178" calcext:value-type="float">
            <text:p>178</text:p>
          </table:table-cell>
          <table:table-cell office:value-type="float" office:value="159.340924934821" calcext:value-type="float">
            <text:p>159.3409249348</text:p>
          </table:table-cell>
          <table:table-cell office:value-type="float" office:value="0.48" calcext:value-type="float">
            <text:p>0.48</text:p>
          </table:table-cell>
          <table:table-cell office:value-type="float" office:value="0.56" calcext:value-type="float">
            <text:p>0.56</text:p>
          </table:table-cell>
          <table:table-cell office:value-type="float" office:value="0.337078651685393" calcext:value-type="float">
            <text:p>0.3370786517</text:p>
          </table:table-cell>
          <table:table-cell office:value-type="float" office:value="1.47333333333333" calcext:value-type="float">
            <text:p>1.4733333333</text:p>
          </table:table-cell>
          <table:table-cell table:formula="of:=[.H5]/[.E5]" office:value-type="float" office:value="0.25609756097561" calcext:value-type="float">
            <text:p>0.25609756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06.6581271481" calcext:value-type="float">
            <text:p>2206.6581271481</text:p>
          </table:table-cell>
          <table:table-cell office:value-type="float" office:value="0" calcext:value-type="float">
            <text:p>0</text:p>
          </table:table-cell>
          <table:table-cell office:value-type="float" office:value="1697.42932857545" calcext:value-type="float">
            <text:p>1697.4293285755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.00027987792419" calcext:value-type="float">
            <text:p>1.0002798779</text:p>
          </table:table-cell>
          <table:table-cell office:value-type="float" office:value="61" calcext:value-type="float">
            <text:p>61</text:p>
          </table:table-cell>
          <table:table-cell office:value-type="float" office:value="134" calcext:value-type="float">
            <text:p>134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office:value-type="float" office:value="237" calcext:value-type="float">
            <text:p>237</text:p>
          </table:table-cell>
          <table:table-cell office:value-type="float" office:value="1697.90440157239" calcext:value-type="float">
            <text:p>1697.9044015724</text:p>
          </table:table-cell>
          <table:table-cell office:value-type="float" office:value="0.89375" calcext:value-type="float">
            <text:p>0.89375</text:p>
          </table:table-cell>
          <table:table-cell office:value-type="float" office:value="1.05" calcext:value-type="float">
            <text:p>1.05</text:p>
          </table:table-cell>
          <table:table-cell office:value-type="float" office:value="0.565400843881857" calcext:value-type="float">
            <text:p>0.5654008439</text:p>
          </table:table-cell>
          <table:table-cell office:value-type="float" office:value="1.675" calcext:value-type="float">
            <text:p>1.675</text:p>
          </table:table-cell>
          <table:table-cell table:formula="of:=[.H6]/[.E6]" office:value-type="float" office:value="0.535087719298246" calcext:value-type="float">
            <text:p>0.535087719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05.52709954487" calcext:value-type="float">
            <text:p>1305.5270995449</text:p>
          </table:table-cell>
          <table:table-cell office:value-type="float" office:value="0" calcext:value-type="float">
            <text:p>0</text:p>
          </table:table-cell>
          <table:table-cell office:value-type="float" office:value="1004.25161503449" calcext:value-type="float">
            <text:p>1004.25161503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.00460211585374" calcext:value-type="float">
            <text:p>1.0046021159</text:p>
          </table:table-cell>
          <table:table-cell office:value-type="float" office:value="52" calcext:value-type="float">
            <text:p>52</text:p>
          </table:table-cell>
          <table:table-cell office:value-type="float" office:value="116" calcext:value-type="float">
            <text:p>116</text:p>
          </table:table-cell>
          <table:table-cell office:value-type="float" office:value="41" calcext:value-type="float">
            <text:p>41</text:p>
          </table:table-cell>
          <table:table-cell office:value-type="float" office:value="96.9999999999977" calcext:value-type="float">
            <text:p>97</text:p>
          </table:table-cell>
          <table:table-cell office:value-type="float" office:value="266" calcext:value-type="float">
            <text:p>266</text:p>
          </table:table-cell>
          <table:table-cell office:value-type="float" office:value="1008.87329731318" calcext:value-type="float">
            <text:p>1008.8732973132</text:p>
          </table:table-cell>
          <table:table-cell office:value-type="float" office:value="0.723529411764706" calcext:value-type="float">
            <text:p>0.7235294118</text:p>
          </table:table-cell>
          <table:table-cell office:value-type="float" office:value="0.835294117647059" calcext:value-type="float">
            <text:p>0.8352941176</text:p>
          </table:table-cell>
          <table:table-cell office:value-type="float" office:value="0.43609022556391" calcext:value-type="float">
            <text:p>0.4360902256</text:p>
          </table:table-cell>
          <table:table-cell office:value-type="float" office:value="1.62941176470588" calcext:value-type="float">
            <text:p>1.6294117647</text:p>
          </table:table-cell>
          <table:table-cell table:formula="of:=[.H7]/[.E7]" office:value-type="float" office:value="0.40625" calcext:value-type="float">
            <text:p>0.4062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8.7235918065799" calcext:value-type="float">
            <text:p>38.7235918066</text:p>
          </table:table-cell>
          <table:table-cell office:value-type="float" office:value="0" calcext:value-type="float">
            <text:p>0</text:p>
          </table:table-cell>
          <table:table-cell office:value-type="float" office:value="29.7873783127534" calcext:value-type="float">
            <text:p>29.7873783128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34" calcext:value-type="float">
            <text:p>134</text:p>
          </table:table-cell>
          <table:table-cell office:value-type="float" office:value="43" calcext:value-type="float">
            <text:p>43</text:p>
          </table:table-cell>
          <table:table-cell office:value-type="float" office:value="112" calcext:value-type="float">
            <text:p>112</text:p>
          </table:table-cell>
          <table:table-cell office:value-type="float" office:value="281" calcext:value-type="float">
            <text:p>281</text:p>
          </table:table-cell>
          <table:table-cell office:value-type="float" office:value="29.7873783127534" calcext:value-type="float">
            <text:p>29.7873783128</text:p>
          </table:table-cell>
          <table:table-cell office:value-type="float" office:value="0.775" calcext:value-type="float">
            <text:p>0.77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476868327402135" calcext:value-type="float">
            <text:p>0.4768683274</text:p>
          </table:table-cell>
          <table:table-cell office:value-type="float" office:value="1.89375" calcext:value-type="float">
            <text:p>1.89375</text:p>
          </table:table-cell>
          <table:table-cell table:formula="of:=[.H8]/[.E8]" office:value-type="float" office:value="0.439024390243902" calcext:value-type="float">
            <text:p>0.439024390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17.963104523031" calcext:value-type="float">
            <text:p>617.963104523</text:p>
          </table:table-cell>
          <table:table-cell office:value-type="float" office:value="0" calcext:value-type="float">
            <text:p>0</text:p>
          </table:table-cell>
          <table:table-cell office:value-type="float" office:value="475.35623424847" calcext:value-type="float">
            <text:p>475.356234248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.01202605845122" calcext:value-type="float">
            <text:p>1.0120260585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200" calcext:value-type="float">
            <text:p>200</text:p>
          </table:table-cell>
          <table:table-cell office:value-type="float" office:value="481.072896106694" calcext:value-type="float">
            <text:p>481.0728961067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4" calcext:value-type="float">
            <text:p>0.4</text:p>
          </table:table-cell>
          <table:table-cell office:value-type="float" office:value="1.2625" calcext:value-type="float">
            <text:p>1.2625</text:p>
          </table:table-cell>
          <table:table-cell table:formula="of:=[.H9]/[.E9]" office:value-type="float" office:value="0.36046511627907" calcext:value-type="float">
            <text:p>0.360465116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6.903377143364" calcext:value-type="float">
            <text:p>206.9033771434</text:p>
          </table:table-cell>
          <table:table-cell office:value-type="float" office:value="0" calcext:value-type="float">
            <text:p>0</text:p>
          </table:table-cell>
          <table:table-cell office:value-type="float" office:value="159.15644395642" calcext:value-type="float">
            <text:p>159.1564439564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237" calcext:value-type="float">
            <text:p>237</text:p>
          </table:table-cell>
          <table:table-cell office:value-type="float" office:value="159.15644395642" calcext:value-type="float">
            <text:p>159.1564439564</text:p>
          </table:table-cell>
          <table:table-cell office:value-type="float" office:value="0.76875" calcext:value-type="float">
            <text:p>0.76875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506329113924051" calcext:value-type="float">
            <text:p>0.5063291139</text:p>
          </table:table-cell>
          <table:table-cell office:value-type="float" office:value="1.70625" calcext:value-type="float">
            <text:p>1.70625</text:p>
          </table:table-cell>
          <table:table-cell table:formula="of:=[.H10]/[.E10]" office:value-type="float" office:value="0.486486486486487" calcext:value-type="float">
            <text:p>0.486486486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52.856463300485" calcext:value-type="float">
            <text:p>952.8564633005</text:p>
          </table:table-cell>
          <table:table-cell office:value-type="float" office:value="0" calcext:value-type="float">
            <text:p>0</text:p>
          </table:table-cell>
          <table:table-cell office:value-type="float" office:value="732.966510231161" calcext:value-type="float">
            <text:p>732.9665102312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.01344511146786" calcext:value-type="float">
            <text:p>1.0134451115</text:p>
          </table:table-cell>
          <table:table-cell office:value-type="float" office:value="50" calcext:value-type="float">
            <text:p>50</text:p>
          </table:table-cell>
          <table:table-cell office:value-type="float" office:value="104" calcext:value-type="float">
            <text:p>104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222" calcext:value-type="float">
            <text:p>222</text:p>
          </table:table-cell>
          <table:table-cell office:value-type="float" office:value="742.821326663424" calcext:value-type="float">
            <text:p>742.8213266634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86875" calcext:value-type="float">
            <text:p>0.86875</text:p>
          </table:table-cell>
          <table:table-cell office:value-type="float" office:value="0.468468468468469" calcext:value-type="float">
            <text:p>0.4684684685</text:p>
          </table:table-cell>
          <table:table-cell office:value-type="float" office:value="1.7375" calcext:value-type="float">
            <text:p>1.7375</text:p>
          </table:table-cell>
          <table:table-cell table:formula="of:=[.H11]/[.E11]" office:value-type="float" office:value="0.458715596330275" calcext:value-type="float">
            <text:p>0.458715596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352.74581398113" calcext:value-type="float">
            <text:p>3352.7458139811</text:p>
          </table:table-cell>
          <table:table-cell office:value-type="float" office:value="0" calcext:value-type="float">
            <text:p>0</text:p>
          </table:table-cell>
          <table:table-cell office:value-type="float" office:value="2579.03524152394" calcext:value-type="float">
            <text:p>2579.0352415239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.08136311423021" calcext:value-type="float">
            <text:p>1.0813631142</text:p>
          </table:table-cell>
          <table:table-cell office:value-type="float" office:value="75" calcext:value-type="float">
            <text:p>75</text:p>
          </table:table-cell>
          <table:table-cell office:value-type="float" office:value="151" calcext:value-type="float">
            <text:p>151</text:p>
          </table:table-cell>
          <table:table-cell office:value-type="float" office:value="62" calcext:value-type="float">
            <text:p>62</text:p>
          </table:table-cell>
          <table:table-cell office:value-type="float" office:value="126" calcext:value-type="float">
            <text:p>126</text:p>
          </table:table-cell>
          <table:table-cell office:value-type="float" office:value="261" calcext:value-type="float">
            <text:p>261</text:p>
          </table:table-cell>
          <table:table-cell office:value-type="float" office:value="2788.87358048378" calcext:value-type="float">
            <text:p>2788.8735804838</text:p>
          </table:table-cell>
          <table:table-cell office:value-type="float" office:value="0.923529411764706" calcext:value-type="float">
            <text:p>0.9235294118</text:p>
          </table:table-cell>
          <table:table-cell office:value-type="float" office:value="1.05294117647059" calcext:value-type="float">
            <text:p>1.0529411765</text:p>
          </table:table-cell>
          <table:table-cell office:value-type="float" office:value="0.578544061302682" calcext:value-type="float">
            <text:p>0.5785440613</text:p>
          </table:table-cell>
          <table:table-cell office:value-type="float" office:value="1.58235294117647" calcext:value-type="float">
            <text:p>1.5823529412</text:p>
          </table:table-cell>
          <table:table-cell table:formula="of:=[.H12]/[.E12]" office:value-type="float" office:value="0.581395348837209" calcext:value-type="float">
            <text:p>0.581395348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70.972033348728" calcext:value-type="float">
            <text:p>770.9720333487</text:p>
          </table:table-cell>
          <table:table-cell office:value-type="float" office:value="0" calcext:value-type="float">
            <text:p>0</text:p>
          </table:table-cell>
          <table:table-cell office:value-type="float" office:value="593.055410268253" calcext:value-type="float">
            <text:p>593.0554102683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0.999999999999998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26" calcext:value-type="float">
            <text:p>126</text:p>
          </table:table-cell>
          <table:table-cell office:value-type="float" office:value="41" calcext:value-type="float">
            <text:p>41</text:p>
          </table:table-cell>
          <table:table-cell office:value-type="float" office:value="106" calcext:value-type="float">
            <text:p>106</text:p>
          </table:table-cell>
          <table:table-cell office:value-type="float" office:value="264" calcext:value-type="float">
            <text:p>264</text:p>
          </table:table-cell>
          <table:table-cell office:value-type="float" office:value="593.055410268252" calcext:value-type="float">
            <text:p>593.0554102683</text:p>
          </table:table-cell>
          <table:table-cell office:value-type="float" office:value="0.75" calcext:value-type="float">
            <text:p>0.75</text:p>
          </table:table-cell>
          <table:table-cell office:value-type="float" office:value="0.925" calcext:value-type="float">
            <text:p>0.925</text:p>
          </table:table-cell>
          <table:table-cell office:value-type="float" office:value="0.477272727272727" calcext:value-type="float">
            <text:p>0.4772727273</text:p>
          </table:table-cell>
          <table:table-cell office:value-type="float" office:value="1.7" calcext:value-type="float">
            <text:p>1.7</text:p>
          </table:table-cell>
          <table:table-cell table:formula="of:=[.H13]/[.E13]" office:value-type="float" office:value="0.447154471544715" calcext:value-type="float">
            <text:p>0.447154471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00.596175404387" calcext:value-type="float">
            <text:p>400.5961754044</text:p>
          </table:table-cell>
          <table:table-cell office:value-type="float" office:value="0" calcext:value-type="float">
            <text:p>0</text:p>
          </table:table-cell>
          <table:table-cell office:value-type="float" office:value="308.150904157223" calcext:value-type="float">
            <text:p>308.150904157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0.999999999999994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257" calcext:value-type="float">
            <text:p>257</text:p>
          </table:table-cell>
          <table:table-cell office:value-type="float" office:value="98" calcext:value-type="float">
            <text:p>98</text:p>
          </table:table-cell>
          <table:table-cell office:value-type="float" office:value="216" calcext:value-type="float">
            <text:p>216</text:p>
          </table:table-cell>
          <table:table-cell office:value-type="float" office:value="273" calcext:value-type="float">
            <text:p>273</text:p>
          </table:table-cell>
          <table:table-cell office:value-type="float" office:value="308.150904157221" calcext:value-type="float">
            <text:p>308.1509041572</text:p>
          </table:table-cell>
          <table:table-cell office:value-type="float" office:value="1.61176470588235" calcext:value-type="float">
            <text:p>1.6117647059</text:p>
          </table:table-cell>
          <table:table-cell office:value-type="float" office:value="1.82941176470588" calcext:value-type="float">
            <text:p>1.8294117647</text:p>
          </table:table-cell>
          <table:table-cell office:value-type="float" office:value="0.941391941391941" calcext:value-type="float">
            <text:p>0.9413919414</text:p>
          </table:table-cell>
          <table:table-cell office:value-type="float" office:value="1.90588235294118" calcext:value-type="float">
            <text:p>1.9058823529</text:p>
          </table:table-cell>
          <table:table-cell table:formula="of:=[.H14]/[.E14]" office:value-type="float" office:value="0.930769230769231" calcext:value-type="float">
            <text:p>0.930769230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377.07413710963" calcext:value-type="float">
            <text:p>2377.0741371096</text:p>
          </table:table-cell>
          <table:table-cell office:value-type="float" office:value="0" calcext:value-type="float">
            <text:p>0</text:p>
          </table:table-cell>
          <table:table-cell office:value-type="float" office:value="1828.5185670074" calcext:value-type="float">
            <text:p>1828.5185670074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.011550014656" calcext:value-type="float">
            <text:p>1.0115500147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office:value-type="float" office:value="42" calcext:value-type="float">
            <text:p>42</text:p>
          </table:table-cell>
          <table:table-cell office:value-type="float" office:value="113" calcext:value-type="float">
            <text:p>113</text:p>
          </table:table-cell>
          <table:table-cell office:value-type="float" office:value="310" calcext:value-type="float">
            <text:p>310</text:p>
          </table:table-cell>
          <table:table-cell office:value-type="float" office:value="1849.6379832551" calcext:value-type="float">
            <text:p>1849.6379832551</text:p>
          </table:table-cell>
          <table:table-cell office:value-type="float" office:value="0.723529411764706" calcext:value-type="float">
            <text:p>0.7235294118</text:p>
          </table:table-cell>
          <table:table-cell office:value-type="float" office:value="0.858823529411765" calcext:value-type="float">
            <text:p>0.8588235294</text:p>
          </table:table-cell>
          <table:table-cell office:value-type="float" office:value="0.435483870967742" calcext:value-type="float">
            <text:p>0.435483871</text:p>
          </table:table-cell>
          <table:table-cell office:value-type="float" office:value="1.86470588235294" calcext:value-type="float">
            <text:p>1.8647058824</text:p>
          </table:table-cell>
          <table:table-cell table:formula="of:=[.H15]/[.E15]" office:value-type="float" office:value="0.392857142857143" calcext:value-type="float">
            <text:p>0.392857142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796.1421678208" calcext:value-type="float">
            <text:p>9796.1421678208</text:p>
          </table:table-cell>
          <table:table-cell office:value-type="float" office:value="0" calcext:value-type="float">
            <text:p>0</text:p>
          </table:table-cell>
          <table:table-cell office:value-type="float" office:value="7535.49397524675" calcext:value-type="float">
            <text:p>7535.4939752468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.06544677657417" calcext:value-type="float">
            <text:p>1.0654467766</text:p>
          </table:table-cell>
          <table:table-cell office:value-type="float" office:value="96" calcext:value-type="float">
            <text:p>96</text:p>
          </table:table-cell>
          <table:table-cell office:value-type="float" office:value="193" calcext:value-type="float">
            <text:p>193</text:p>
          </table:table-cell>
          <table:table-cell office:value-type="float" office:value="76" calcext:value-type="float">
            <text:p>76</text:p>
          </table:table-cell>
          <table:table-cell office:value-type="float" office:value="162" calcext:value-type="float">
            <text:p>162</text:p>
          </table:table-cell>
          <table:table-cell office:value-type="float" office:value="290" calcext:value-type="float">
            <text:p>290</text:p>
          </table:table-cell>
          <table:table-cell office:value-type="float" office:value="8028.66776582076" calcext:value-type="float">
            <text:p>8028.6677658208</text:p>
          </table:table-cell>
          <table:table-cell office:value-type="float" office:value="1.28235294117647" calcext:value-type="float">
            <text:p>1.2823529412</text:p>
          </table:table-cell>
          <table:table-cell office:value-type="float" office:value="1.50588235294118" calcext:value-type="float">
            <text:p>1.5058823529</text:p>
          </table:table-cell>
          <table:table-cell office:value-type="float" office:value="0.66551724137931" calcext:value-type="float">
            <text:p>0.6655172414</text:p>
          </table:table-cell>
          <table:table-cell office:value-type="float" office:value="1.98235294117647" calcext:value-type="float">
            <text:p>1.9823529412</text:p>
          </table:table-cell>
          <table:table-cell table:formula="of:=[.H16]/[.E16]" office:value-type="float" office:value="0.662068965517241" calcext:value-type="float">
            <text:p>0.662068965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05.45174179844" calcext:value-type="float">
            <text:p>2005.4517417984</text:p>
          </table:table-cell>
          <table:table-cell office:value-type="float" office:value="0" calcext:value-type="float">
            <text:p>0</text:p>
          </table:table-cell>
          <table:table-cell office:value-type="float" office:value="1542.65518599878" calcext:value-type="float">
            <text:p>1542.6551859988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.07232113647537" calcext:value-type="float">
            <text:p>1.0723211365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office:value-type="float" office:value="271" calcext:value-type="float">
            <text:p>271</text:p>
          </table:table-cell>
          <table:table-cell office:value-type="float" office:value="1654.22176223983" calcext:value-type="float">
            <text:p>1654.2217622398</text:p>
          </table:table-cell>
          <table:table-cell office:value-type="float" office:value="0.876470588235294" calcext:value-type="float">
            <text:p>0.8764705882</text:p>
          </table:table-cell>
          <table:table-cell office:value-type="float" office:value="1.02352941176471" calcext:value-type="float">
            <text:p>1.0235294118</text:p>
          </table:table-cell>
          <table:table-cell office:value-type="float" office:value="0.553505535055351" calcext:value-type="float">
            <text:p>0.5535055351</text:p>
          </table:table-cell>
          <table:table-cell office:value-type="float" office:value="1.68235294117647" calcext:value-type="float">
            <text:p>1.6823529412</text:p>
          </table:table-cell>
          <table:table-cell table:formula="of:=[.H17]/[.E17]" office:value-type="float" office:value="0.541984732824427" calcext:value-type="float">
            <text:p>0.541984732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751.19489392734" calcext:value-type="float">
            <text:p>2751.1948939273</text:p>
          </table:table-cell>
          <table:table-cell office:value-type="float" office:value="0" calcext:value-type="float">
            <text:p>0</text:p>
          </table:table-cell>
          <table:table-cell office:value-type="float" office:value="2116.30376455951" calcext:value-type="float">
            <text:p>2116.3037645595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.06208290326672" calcext:value-type="float">
            <text:p>1.0620829033</text:p>
          </table:table-cell>
          <table:table-cell office:value-type="float" office:value="44" calcext:value-type="float">
            <text:p>44</text:p>
          </table:table-cell>
          <table:table-cell office:value-type="float" office:value="117" calcext:value-type="float">
            <text:p>117</text:p>
          </table:table-cell>
          <table:table-cell office:value-type="float" office:value="36" calcext:value-type="float">
            <text:p>36</text:p>
          </table:table-cell>
          <table:table-cell office:value-type="float" office:value="98" calcext:value-type="float">
            <text:p>98</text:p>
          </table:table-cell>
          <table:table-cell office:value-type="float" office:value="250" calcext:value-type="float">
            <text:p>250</text:p>
          </table:table-cell>
          <table:table-cell office:value-type="float" office:value="2247.69004645764" calcext:value-type="float">
            <text:p>2247.6900464576</text:p>
          </table:table-cell>
          <table:table-cell office:value-type="float" office:value="0.70625" calcext:value-type="float">
            <text:p>0.70625</text:p>
          </table:table-cell>
          <table:table-cell office:value-type="float" office:value="0.8" calcext:value-type="float">
            <text:p>0.8</text:p>
          </table:table-cell>
          <table:table-cell office:value-type="float" office:value="0.468" calcext:value-type="float">
            <text:p>0.468</text:p>
          </table:table-cell>
          <table:table-cell office:value-type="float" office:value="1.65625" calcext:value-type="float">
            <text:p>1.65625</text:p>
          </table:table-cell>
          <table:table-cell table:formula="of:=[.H18]/[.E18]" office:value-type="float" office:value="0.407407407407407" calcext:value-type="float">
            <text:p>0.407407407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88.64486850963" calcext:value-type="float">
            <text:p>1788.6448685096</text:p>
          </table:table-cell>
          <table:table-cell office:value-type="float" office:value="0" calcext:value-type="float">
            <text:p>0</text:p>
          </table:table-cell>
          <table:table-cell office:value-type="float" office:value="1375.88066808433" calcext:value-type="float">
            <text:p>1375.8806680843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09.999999999991" calcext:value-type="float">
            <text:p>110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office:value-type="float" office:value="292" calcext:value-type="float">
            <text:p>292</text:p>
          </table:table-cell>
          <table:table-cell office:value-type="float" office:value="1375.88066808433" calcext:value-type="float">
            <text:p>1375.8806680843</text:p>
          </table:table-cell>
          <table:table-cell office:value-type="float" office:value="0.7" calcext:value-type="float">
            <text:p>0.7</text:p>
          </table:table-cell>
          <table:table-cell office:value-type="float" office:value="0.817647058823529" calcext:value-type="float">
            <text:p>0.8176470588</text:p>
          </table:table-cell>
          <table:table-cell office:value-type="float" office:value="0.376712328767092" calcext:value-type="float">
            <text:p>0.3767123288</text:p>
          </table:table-cell>
          <table:table-cell office:value-type="float" office:value="1.87647058823529" calcext:value-type="float">
            <text:p>1.8764705882</text:p>
          </table:table-cell>
          <table:table-cell table:formula="of:=[.H19]/[.E19]" office:value-type="float" office:value="0.360294117647059" calcext:value-type="float">
            <text:p>0.360294117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688.06661244286" calcext:value-type="float">
            <text:p>8688.0666124429</text:p>
          </table:table-cell>
          <table:table-cell office:value-type="float" office:value="0" calcext:value-type="float">
            <text:p>0</text:p>
          </table:table-cell>
          <table:table-cell office:value-type="float" office:value="6683.12816341759" calcext:value-type="float">
            <text:p>6683.1281634176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.07269913917129" calcext:value-type="float">
            <text:p>1.0726991392</text:p>
          </table:table-cell>
          <table:table-cell office:value-type="float" office:value="72" calcext:value-type="float">
            <text:p>72</text:p>
          </table:table-cell>
          <table:table-cell office:value-type="float" office:value="156" calcext:value-type="float">
            <text:p>156</text:p>
          </table:table-cell>
          <table:table-cell office:value-type="float" office:value="58" calcext:value-type="float">
            <text:p>58</text:p>
          </table:table-cell>
          <table:table-cell office:value-type="float" office:value="130" calcext:value-type="float">
            <text:p>130</text:p>
          </table:table-cell>
          <table:table-cell office:value-type="float" office:value="245" calcext:value-type="float">
            <text:p>245</text:p>
          </table:table-cell>
          <table:table-cell office:value-type="float" office:value="7168.98582786945" calcext:value-type="float">
            <text:p>7168.9858278695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1.03529411764706" calcext:value-type="float">
            <text:p>1.0352941176</text:p>
          </table:table-cell>
          <table:table-cell office:value-type="float" office:value="0.636734693877551" calcext:value-type="float">
            <text:p>0.6367346939</text:p>
          </table:table-cell>
          <table:table-cell office:value-type="float" office:value="1.64705882352941" calcext:value-type="float">
            <text:p>1.6470588235</text:p>
          </table:table-cell>
          <table:table-cell table:formula="of:=[.H20]/[.E20]" office:value-type="float" office:value="0.571428571428571" calcext:value-type="float">
            <text:p>0.571428571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318.50102532603" calcext:value-type="float">
            <text:p>4318.501025326</text:p>
          </table:table-cell>
          <table:table-cell office:value-type="float" office:value="0" calcext:value-type="float">
            <text:p>0</text:p>
          </table:table-cell>
          <table:table-cell office:value-type="float" office:value="3336.91171128811" calcext:value-type="float">
            <text:p>3336.9117112881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.01289844144069" calcext:value-type="float">
            <text:p>1.0128984414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3379.95267158891" calcext:value-type="float">
            <text:p>3379.9526715889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443037974683544" calcext:value-type="float">
            <text:p>0.4430379747</text:p>
          </table:table-cell>
          <table:table-cell office:value-type="float" office:value="1.58125" calcext:value-type="float">
            <text:p>1.58125</text:p>
          </table:table-cell>
          <table:table-cell table:formula="of:=[.H21]/[.E21]" office:value-type="float" office:value="0.392156862745098" calcext:value-type="float">
            <text:p>0.392156862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52.707177211305" calcext:value-type="float">
            <text:p>452.7071772113</text:p>
          </table:table-cell>
          <table:table-cell office:value-type="float" office:value="0" calcext:value-type="float">
            <text:p>0</text:p>
          </table:table-cell>
          <table:table-cell office:value-type="float" office:value="348.236290162541" calcext:value-type="float">
            <text:p>348.2362901625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03" calcext:value-type="float">
            <text:p>103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235" calcext:value-type="float">
            <text:p>235</text:p>
          </table:table-cell>
          <table:table-cell office:value-type="float" office:value="348.236290162542" calcext:value-type="float">
            <text:p>348.2362901625</text:p>
          </table:table-cell>
          <table:table-cell office:value-type="float" office:value="0.75" calcext:value-type="float">
            <text:p>0.75</text:p>
          </table:table-cell>
          <table:table-cell office:value-type="float" office:value="0.83125" calcext:value-type="float">
            <text:p>0.83125</text:p>
          </table:table-cell>
          <table:table-cell office:value-type="float" office:value="0.438297872340426" calcext:value-type="float">
            <text:p>0.4382978723</text:p>
          </table:table-cell>
          <table:table-cell office:value-type="float" office:value="1.83125" calcext:value-type="float">
            <text:p>1.83125</text:p>
          </table:table-cell>
          <table:table-cell table:formula="of:=[.H22]/[.E22]" office:value-type="float" office:value="0.394736842105263" calcext:value-type="float">
            <text:p>0.394736842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989.05737215379" calcext:value-type="float">
            <text:p>1989.0573721538</text:p>
          </table:table-cell>
          <table:table-cell office:value-type="float" office:value="0" calcext:value-type="float">
            <text:p>0</text:p>
          </table:table-cell>
          <table:table-cell office:value-type="float" office:value="1530.04413242599" calcext:value-type="float">
            <text:p>1530.044132426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49" calcext:value-type="float">
            <text:p>49</text:p>
          </table:table-cell>
          <table:table-cell office:value-type="float" office:value="119" calcext:value-type="float">
            <text:p>119</text:p>
          </table:table-cell>
          <table:table-cell office:value-type="float" office:value="282" calcext:value-type="float">
            <text:p>282</text:p>
          </table:table-cell>
          <table:table-cell office:value-type="float" office:value="1530.044132426" calcext:value-type="float">
            <text:p>1530.044132426</text:p>
          </table:table-cell>
          <table:table-cell office:value-type="float" office:value="0.852941176470588" calcext:value-type="float">
            <text:p>0.8529411765</text:p>
          </table:table-cell>
          <table:table-cell office:value-type="float" office:value="0.952941176470588" calcext:value-type="float">
            <text:p>0.9529411765</text:p>
          </table:table-cell>
          <table:table-cell office:value-type="float" office:value="0.49645390070922" calcext:value-type="float">
            <text:p>0.4964539007</text:p>
          </table:table-cell>
          <table:table-cell office:value-type="float" office:value="1.95294117647059" calcext:value-type="float">
            <text:p>1.9529411765</text:p>
          </table:table-cell>
          <table:table-cell table:formula="of:=[.H23]/[.E23]" office:value-type="float" office:value="0.437956204379562" calcext:value-type="float">
            <text:p>0.437956204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21.48460038209" calcext:value-type="float">
            <text:p>2221.4846003821</text:p>
          </table:table-cell>
          <table:table-cell office:value-type="float" office:value="0" calcext:value-type="float">
            <text:p>0</text:p>
          </table:table-cell>
          <table:table-cell office:value-type="float" office:value="1708.83430798622" calcext:value-type="float">
            <text:p>1708.834307986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68" calcext:value-type="float">
            <text:p>168</text:p>
          </table:table-cell>
          <table:table-cell office:value-type="float" office:value="64" calcext:value-type="float">
            <text:p>64</text:p>
          </table:table-cell>
          <table:table-cell office:value-type="float" office:value="140" calcext:value-type="float">
            <text:p>140</text:p>
          </table:table-cell>
          <table:table-cell office:value-type="float" office:value="272" calcext:value-type="float">
            <text:p>272</text:p>
          </table:table-cell>
          <table:table-cell office:value-type="float" office:value="1708.83430798622" calcext:value-type="float">
            <text:p>1708.8343079862</text:p>
          </table:table-cell>
          <table:table-cell office:value-type="float" office:value="1.01176470588235" calcext:value-type="float">
            <text:p>1.0117647059</text:p>
          </table:table-cell>
          <table:table-cell office:value-type="float" office:value="1.18235294117647" calcext:value-type="float">
            <text:p>1.1823529412</text:p>
          </table:table-cell>
          <table:table-cell office:value-type="float" office:value="0.617647058823529" calcext:value-type="float">
            <text:p>0.6176470588</text:p>
          </table:table-cell>
          <table:table-cell office:value-type="float" office:value="1.88823529411765" calcext:value-type="float">
            <text:p>1.8882352941</text:p>
          </table:table-cell>
          <table:table-cell table:formula="of:=[.H24]/[.E24]" office:value-type="float" office:value="0.610687022900763" calcext:value-type="float">
            <text:p>0.610687022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60.59473295282" calcext:value-type="float">
            <text:p>360.5947329528</text:p>
          </table:table-cell>
          <table:table-cell office:value-type="float" office:value="0" calcext:value-type="float">
            <text:p>0</text:p>
          </table:table-cell>
          <table:table-cell office:value-type="float" office:value="277.380563809881" calcext:value-type="float">
            <text:p>277.3805638099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63" calcext:value-type="float">
            <text:p>163</text:p>
          </table:table-cell>
          <table:table-cell office:value-type="float" office:value="56" calcext:value-type="float">
            <text:p>56</text:p>
          </table:table-cell>
          <table:table-cell office:value-type="float" office:value="137" calcext:value-type="float">
            <text:p>137</text:p>
          </table:table-cell>
          <table:table-cell office:value-type="float" office:value="285" calcext:value-type="float">
            <text:p>285</text:p>
          </table:table-cell>
          <table:table-cell office:value-type="float" office:value="277.380563809881" calcext:value-type="float">
            <text:p>277.3805638099</text:p>
          </table:table-cell>
          <table:table-cell office:value-type="float" office:value="0.888235294117647" calcext:value-type="float">
            <text:p>0.8882352941</text:p>
          </table:table-cell>
          <table:table-cell office:value-type="float" office:value="1.06470588235294" calcext:value-type="float">
            <text:p>1.0647058824</text:p>
          </table:table-cell>
          <table:table-cell office:value-type="float" office:value="0.571929824561404" calcext:value-type="float">
            <text:p>0.5719298246</text:p>
          </table:table-cell>
          <table:table-cell office:value-type="float" office:value="1.8" calcext:value-type="float">
            <text:p>1.8</text:p>
          </table:table-cell>
          <table:table-cell table:formula="of:=[.H25]/[.E25]" office:value-type="float" office:value="0.529850746268657" calcext:value-type="float">
            <text:p>0.529850746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359.34425818318" calcext:value-type="float">
            <text:p>3359.3442581832</text:p>
          </table:table-cell>
          <table:table-cell office:value-type="float" office:value="0" calcext:value-type="float">
            <text:p>0</text:p>
          </table:table-cell>
          <table:table-cell office:value-type="float" office:value="2584.11096783321" calcext:value-type="float">
            <text:p>2584.1109678332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0.999999999999998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office:value-type="float" office:value="59" calcext:value-type="float">
            <text:p>59</text:p>
          </table:table-cell>
          <table:table-cell office:value-type="float" office:value="125" calcext:value-type="float">
            <text:p>125</text:p>
          </table:table-cell>
          <table:table-cell office:value-type="float" office:value="177" calcext:value-type="float">
            <text:p>177</text:p>
          </table:table-cell>
          <table:table-cell office:value-type="float" office:value="2584.11096783321" calcext:value-type="float">
            <text:p>2584.1109678332</text:p>
          </table:table-cell>
          <table:table-cell office:value-type="float" office:value="1.10666666666667" calcext:value-type="float">
            <text:p>1.1066666667</text:p>
          </table:table-cell>
          <table:table-cell office:value-type="float" office:value="1.26666666666667" calcext:value-type="float">
            <text:p>1.2666666667</text:p>
          </table:table-cell>
          <table:table-cell office:value-type="float" office:value="0.847457627118644" calcext:value-type="float">
            <text:p>0.8474576271</text:p>
          </table:table-cell>
          <table:table-cell office:value-type="float" office:value="1.42" calcext:value-type="float">
            <text:p>1.42</text:p>
          </table:table-cell>
          <table:table-cell table:formula="of:=[.H26]/[.E26]" office:value-type="float" office:value="0.835294117647059" calcext:value-type="float">
            <text:p>0.835294117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37.11513503255" calcext:value-type="float">
            <text:p>1837.1151350326</text:p>
          </table:table-cell>
          <table:table-cell office:value-type="float" office:value="0" calcext:value-type="float">
            <text:p>0</text:p>
          </table:table-cell>
          <table:table-cell office:value-type="float" office:value="1413.16548848659" calcext:value-type="float">
            <text:p>1413.1654884866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.00569662509324" calcext:value-type="float">
            <text:p>1.0056966251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217.000000000001" calcext:value-type="float">
            <text:p>217</text:p>
          </table:table-cell>
          <table:table-cell office:value-type="float" office:value="1421.21576246921" calcext:value-type="float">
            <text:p>1421.2157624692</text:p>
          </table:table-cell>
          <table:table-cell office:value-type="float" office:value="0.546666666666667" calcext:value-type="float">
            <text:p>0.5466666667</text:p>
          </table:table-cell>
          <table:table-cell office:value-type="float" office:value="0.62" calcext:value-type="float">
            <text:p>0.62</text:p>
          </table:table-cell>
          <table:table-cell office:value-type="float" office:value="0.322580645161289" calcext:value-type="float">
            <text:p>0.3225806452</text:p>
          </table:table-cell>
          <table:table-cell office:value-type="float" office:value="1.59333333333333" calcext:value-type="float">
            <text:p>1.5933333333</text:p>
          </table:table-cell>
          <table:table-cell table:formula="of:=[.H27]/[.E27]" office:value-type="float" office:value="0.244897959183673" calcext:value-type="float">
            <text:p>0.244897959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29.239419988747" calcext:value-type="float">
            <text:p>529.2394199887</text:p>
          </table:table-cell>
          <table:table-cell office:value-type="float" office:value="0" calcext:value-type="float">
            <text:p>0</text:p>
          </table:table-cell>
          <table:table-cell office:value-type="float" office:value="407.107246145206" calcext:value-type="float">
            <text:p>407.107246145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.02288868656994" calcext:value-type="float">
            <text:p>1.0228886866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office:value-type="float" office:value="27" calcext:value-type="float">
            <text:p>27</text:p>
          </table:table-cell>
          <table:table-cell office:value-type="float" office:value="72" calcext:value-type="float">
            <text:p>72</text:p>
          </table:table-cell>
          <table:table-cell office:value-type="float" office:value="192" calcext:value-type="float">
            <text:p>192</text:p>
          </table:table-cell>
          <table:table-cell office:value-type="float" office:value="416.425396302577" calcext:value-type="float">
            <text:p>416.4253963026</text:p>
          </table:table-cell>
          <table:table-cell office:value-type="float" office:value="0.606666666666667" calcext:value-type="float">
            <text:p>0.6066666667</text:p>
          </table:table-cell>
          <table:table-cell office:value-type="float" office:value="0.686666666666667" calcext:value-type="float">
            <text:p>0.6866666667</text:p>
          </table:table-cell>
          <table:table-cell office:value-type="float" office:value="0.447916666666667" calcext:value-type="float">
            <text:p>0.4479166667</text:p>
          </table:table-cell>
          <table:table-cell office:value-type="float" office:value="1.42" calcext:value-type="float">
            <text:p>1.42</text:p>
          </table:table-cell>
          <table:table-cell table:formula="of:=[.H28]/[.E28]" office:value-type="float" office:value="0.375" calcext:value-type="float">
            <text:p>0.37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456.41011060962" calcext:value-type="float">
            <text:p>4456.4101106096</text:p>
          </table:table-cell>
          <table:table-cell office:value-type="float" office:value="0" calcext:value-type="float">
            <text:p>0</text:p>
          </table:table-cell>
          <table:table-cell office:value-type="float" office:value="3428.00777739201" calcext:value-type="float">
            <text:p>3428.00777739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  <table:table-cell office:value-type="float" office:value="275" calcext:value-type="float">
            <text:p>275</text:p>
          </table:table-cell>
          <table:table-cell office:value-type="float" office:value="3428.00777739201" calcext:value-type="float">
            <text:p>3428.007777392</text:p>
          </table:table-cell>
          <table:table-cell office:value-type="float" office:value="0.770588235294118" calcext:value-type="float">
            <text:p>0.7705882353</text:p>
          </table:table-cell>
          <table:table-cell office:value-type="float" office:value="0.905882352941176" calcext:value-type="float">
            <text:p>0.9058823529</text:p>
          </table:table-cell>
          <table:table-cell office:value-type="float" office:value="0.472727272727273" calcext:value-type="float">
            <text:p>0.4727272727</text:p>
          </table:table-cell>
          <table:table-cell office:value-type="float" office:value="1.7" calcext:value-type="float">
            <text:p>1.7</text:p>
          </table:table-cell>
          <table:table-cell table:formula="of:=[.H29]/[.E29]" office:value-type="float" office:value="0.426356589147287" calcext:value-type="float">
            <text:p>0.426356589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696.43880936618" calcext:value-type="float">
            <text:p>4696.4388093662</text:p>
          </table:table-cell>
          <table:table-cell office:value-type="float" office:value="0" calcext:value-type="float">
            <text:p>0</text:p>
          </table:table-cell>
          <table:table-cell office:value-type="float" office:value="3612.64523797401" calcext:value-type="float">
            <text:p>3612.645237974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.1449731345265" calcext:value-type="float">
            <text:p>1.1449731345</text:p>
          </table:table-cell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office:value-type="float" office:value="188" calcext:value-type="float">
            <text:p>188</text:p>
          </table:table-cell>
          <table:table-cell office:value-type="float" office:value="4136.38174205535" calcext:value-type="float">
            <text:p>4136.3817420554</text:p>
          </table:table-cell>
          <table:table-cell office:value-type="float" office:value="0.693333333333333" calcext:value-type="float">
            <text:p>0.6933333333</text:p>
          </table:table-cell>
          <table:table-cell office:value-type="float" office:value="0.773333333333333" calcext:value-type="float">
            <text:p>0.7733333333</text:p>
          </table:table-cell>
          <table:table-cell office:value-type="float" office:value="0.521276595744681" calcext:value-type="float">
            <text:p>0.5212765957</text:p>
          </table:table-cell>
          <table:table-cell office:value-type="float" office:value="1.38" calcext:value-type="float">
            <text:p>1.38</text:p>
          </table:table-cell>
          <table:table-cell table:formula="of:=[.H30]/[.E30]" office:value-type="float" office:value="0.406976744186047" calcext:value-type="float">
            <text:p>0.406976744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046.21167263109" calcext:value-type="float">
            <text:p>5046.2116726311</text:p>
          </table:table-cell>
          <table:table-cell office:value-type="float" office:value="0" calcext:value-type="float">
            <text:p>0</text:p>
          </table:table-cell>
          <table:table-cell office:value-type="float" office:value="3881.7012866393" calcext:value-type="float">
            <text:p>3881.7012866393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34" calcext:value-type="float">
            <text:p>134</text:p>
          </table:table-cell>
          <table:table-cell office:value-type="float" office:value="46" calcext:value-type="float">
            <text:p>46</text:p>
          </table:table-cell>
          <table:table-cell office:value-type="float" office:value="112" calcext:value-type="float">
            <text:p>112</text:p>
          </table:table-cell>
          <table:table-cell office:value-type="float" office:value="218" calcext:value-type="float">
            <text:p>218</text:p>
          </table:table-cell>
          <table:table-cell office:value-type="float" office:value="3881.7012866393" calcext:value-type="float">
            <text:p>3881.7012866393</text:p>
          </table:table-cell>
          <table:table-cell office:value-type="float" office:value="0.81875" calcext:value-type="float">
            <text:p>0.81875</text:p>
          </table:table-cell>
          <table:table-cell office:value-type="float" office:value="0.95625" calcext:value-type="float">
            <text:p>0.95625</text:p>
          </table:table-cell>
          <table:table-cell office:value-type="float" office:value="0.614678899082569" calcext:value-type="float">
            <text:p>0.6146788991</text:p>
          </table:table-cell>
          <table:table-cell office:value-type="float" office:value="1.575" calcext:value-type="float">
            <text:p>1.575</text:p>
          </table:table-cell>
          <table:table-cell table:formula="of:=[.H31]/[.E31]" office:value-type="float" office:value="0.563106796116505" calcext:value-type="float">
            <text:p>0.563106796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793.92949046276" calcext:value-type="float">
            <text:p>3793.9294904628</text:p>
          </table:table-cell>
          <table:table-cell office:value-type="float" office:value="0" calcext:value-type="float">
            <text:p>0</text:p>
          </table:table-cell>
          <table:table-cell office:value-type="float" office:value="2918.40730035597" calcext:value-type="float">
            <text:p>2918.40730035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.01277237167028" calcext:value-type="float">
            <text:p>1.0127723717</text:p>
          </table:table-cell>
          <table:table-cell office:value-type="float" office:value="39" calcext:value-type="float">
            <text:p>39</text:p>
          </table:table-cell>
          <table:table-cell office:value-type="float" office:value="104" calcext:value-type="float">
            <text:p>104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170" calcext:value-type="float">
            <text:p>170</text:p>
          </table:table-cell>
          <table:table-cell office:value-type="float" office:value="2955.68228308138" calcext:value-type="float">
            <text:p>2955.6822830814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0.8" calcext:value-type="float">
            <text:p>0.8</text:p>
          </table:table-cell>
          <table:table-cell office:value-type="float" office:value="0.611764705882353" calcext:value-type="float">
            <text:p>0.6117647059</text:p>
          </table:table-cell>
          <table:table-cell office:value-type="float" office:value="1.22666666666667" calcext:value-type="float">
            <text:p>1.2266666667</text:p>
          </table:table-cell>
          <table:table-cell table:formula="of:=[.H32]/[.E32]" office:value-type="float" office:value="0.52" calcext:value-type="float">
            <text:p>0.5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6.4945698963843" calcext:value-type="float">
            <text:p>66.4945698964</text:p>
          </table:table-cell>
          <table:table-cell office:value-type="float" office:value="0" calcext:value-type="float">
            <text:p>0</text:p>
          </table:table-cell>
          <table:table-cell office:value-type="float" office:value="51.1496691510831" calcext:value-type="float">
            <text:p>51.149669151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.00000000000002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27" calcext:value-type="float">
            <text:p>127</text:p>
          </table:table-cell>
          <table:table-cell office:value-type="float" office:value="52" calcext:value-type="float">
            <text:p>52</text:p>
          </table:table-cell>
          <table:table-cell office:value-type="float" office:value="107" calcext:value-type="float">
            <text:p>107</text:p>
          </table:table-cell>
          <table:table-cell office:value-type="float" office:value="205" calcext:value-type="float">
            <text:p>205</text:p>
          </table:table-cell>
          <table:table-cell office:value-type="float" office:value="51.149669151084" calcext:value-type="float">
            <text:p>51.1496691511</text:p>
          </table:table-cell>
          <table:table-cell office:value-type="float" office:value="0.847058823529412" calcext:value-type="float">
            <text:p>0.8470588235</text:p>
          </table:table-cell>
          <table:table-cell office:value-type="float" office:value="0.994117647058824" calcext:value-type="float">
            <text:p>0.9941176471</text:p>
          </table:table-cell>
          <table:table-cell office:value-type="float" office:value="0.619512195121951" calcext:value-type="float">
            <text:p>0.6195121951</text:p>
          </table:table-cell>
          <table:table-cell office:value-type="float" office:value="1.48235294117647" calcext:value-type="float">
            <text:p>1.4823529412</text:p>
          </table:table-cell>
          <table:table-cell table:formula="of:=[.H33]/[.E33]" office:value-type="float" office:value="0.614678899082569" calcext:value-type="float">
            <text:p>0.614678899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73.50275855685" calcext:value-type="float">
            <text:p>1473.5027585569</text:p>
          </table:table-cell>
          <table:table-cell office:value-type="float" office:value="0" calcext:value-type="float">
            <text:p>0</text:p>
          </table:table-cell>
          <table:table-cell office:value-type="float" office:value="1133.46366042834" calcext:value-type="float">
            <text:p>1133.4636604283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04840618102994" calcext:value-type="float">
            <text:p>1.048406181</text:p>
          </table:table-cell>
          <table:table-cell office:value-type="float" office:value="31" calcext:value-type="float">
            <text:p>31</text:p>
          </table:table-cell>
          <table:table-cell office:value-type="float" office:value="84.0000000000002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99" calcext:value-type="float">
            <text:p>199</text:p>
          </table:table-cell>
          <table:table-cell office:value-type="float" office:value="1188.3303075659" calcext:value-type="float">
            <text:p>1188.3303075659</text:p>
          </table:table-cell>
          <table:table-cell office:value-type="float" office:value="0.62" calcext:value-type="float">
            <text:p>0.62</text:p>
          </table:table-cell>
          <table:table-cell office:value-type="float" office:value="0.706666666666667" calcext:value-type="float">
            <text:p>0.7066666667</text:p>
          </table:table-cell>
          <table:table-cell office:value-type="float" office:value="0.42211055276382" calcext:value-type="float">
            <text:p>0.4221105528</text:p>
          </table:table-cell>
          <table:table-cell office:value-type="float" office:value="1.44" calcext:value-type="float">
            <text:p>1.44</text:p>
          </table:table-cell>
          <table:table-cell table:formula="of:=[.H34]/[.E34]" office:value-type="float" office:value="0.333333333333333" calcext:value-type="float">
            <text:p>0.333333333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549.72133025157" calcext:value-type="float">
            <text:p>4549.7213302516</text:p>
          </table:table-cell>
          <table:table-cell office:value-type="float" office:value="0" calcext:value-type="float">
            <text:p>0</text:p>
          </table:table-cell>
          <table:table-cell office:value-type="float" office:value="3499.78563865505" calcext:value-type="float">
            <text:p>3499.785638655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00014338094086" calcext:value-type="float">
            <text:p>1.0001433809</text:p>
          </table:table-cell>
          <table:table-cell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office:value-type="float" office:value="77" calcext:value-type="float">
            <text:p>77</text:p>
          </table:table-cell>
          <table:table-cell office:value-type="float" office:value="198.000000000002" calcext:value-type="float">
            <text:p>198</text:p>
          </table:table-cell>
          <table:table-cell office:value-type="float" office:value="3500.28744121273" calcext:value-type="float">
            <text:p>3500.2874412127</text:p>
          </table:table-cell>
          <table:table-cell office:value-type="float" office:value="0.646666666666667" calcext:value-type="float">
            <text:p>0.6466666667</text:p>
          </table:table-cell>
          <table:table-cell office:value-type="float" office:value="0.753333333333333" calcext:value-type="float">
            <text:p>0.7533333333</text:p>
          </table:table-cell>
          <table:table-cell office:value-type="float" office:value="0.46464646464646" calcext:value-type="float">
            <text:p>0.4646464646</text:p>
          </table:table-cell>
          <table:table-cell office:value-type="float" office:value="1.43333333333333" calcext:value-type="float">
            <text:p>1.4333333333</text:p>
          </table:table-cell>
          <table:table-cell table:formula="of:=[.H35]/[.E35]" office:value-type="float" office:value="0.354838709677419" calcext:value-type="float">
            <text:p>0.354838709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282.06656643202" calcext:value-type="float">
            <text:p>5282.066566432</text:p>
          </table:table-cell>
          <table:table-cell office:value-type="float" office:value="0" calcext:value-type="float">
            <text:p>0</text:p>
          </table:table-cell>
          <table:table-cell office:value-type="float" office:value="4063.12812802461" calcext:value-type="float">
            <text:p>4063.1281280246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.10181890530108" calcext:value-type="float">
            <text:p>1.1018189053</text:p>
          </table:table-cell>
          <table:table-cell office:value-type="float" office:value="47" calcext:value-type="float">
            <text:p>47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office:value-type="float" office:value="220" calcext:value-type="float">
            <text:p>220</text:p>
          </table:table-cell>
          <table:table-cell office:value-type="float" office:value="4476.83138611808" calcext:value-type="float">
            <text:p>4476.8313861181</text:p>
          </table:table-cell>
          <table:table-cell office:value-type="float" office:value="0.726666666666667" calcext:value-type="float">
            <text:p>0.7266666667</text:p>
          </table:table-cell>
          <table:table-cell office:value-type="float" office:value="0.846666666666667" calcext:value-type="float">
            <text:p>0.8466666667</text:p>
          </table:table-cell>
          <table:table-cell office:value-type="float" office:value="0.472727272727273" calcext:value-type="float">
            <text:p>0.4727272727</text:p>
          </table:table-cell>
          <table:table-cell office:value-type="float" office:value="1.62666666666667" calcext:value-type="float">
            <text:p>1.6266666667</text:p>
          </table:table-cell>
          <table:table-cell table:formula="of:=[.H36]/[.E36]" office:value-type="float" office:value="0.45631067961165" calcext:value-type="float">
            <text:p>0.456310679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16.996013089492" calcext:value-type="float">
            <text:p>516.9960130895</text:p>
          </table:table-cell>
          <table:table-cell office:value-type="float" office:value="0" calcext:value-type="float">
            <text:p>0</text:p>
          </table:table-cell>
          <table:table-cell office:value-type="float" office:value="397.689240838068" calcext:value-type="float">
            <text:p>397.6892408381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.0000000000000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212" calcext:value-type="float">
            <text:p>212</text:p>
          </table:table-cell>
          <table:table-cell office:value-type="float" office:value="397.689240838071" calcext:value-type="float">
            <text:p>397.6892408381</text:p>
          </table:table-cell>
          <table:table-cell office:value-type="float" office:value="0.55" calcext:value-type="float">
            <text:p>0.55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358490566037736" calcext:value-type="float">
            <text:p>0.358490566</text:p>
          </table:table-cell>
          <table:table-cell office:value-type="float" office:value="1.65625" calcext:value-type="float">
            <text:p>1.65625</text:p>
          </table:table-cell>
          <table:table-cell table:formula="of:=[.H37]/[.E37]" office:value-type="float" office:value="0.278846153846154" calcext:value-type="float">
            <text:p>0.278846153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913.27029469368" calcext:value-type="float">
            <text:p>4913.2702946937</text:p>
          </table:table-cell>
          <table:table-cell office:value-type="float" office:value="0" calcext:value-type="float">
            <text:p>0</text:p>
          </table:table-cell>
          <table:table-cell office:value-type="float" office:value="3779.43868822591" calcext:value-type="float">
            <text:p>3779.4386882259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.05404711120783" calcext:value-type="float">
            <text:p>1.0540471112</text:p>
          </table:table-cell>
          <table:table-cell office:value-type="float" office:value="102" calcext:value-type="float">
            <text:p>102</text:p>
          </table:table-cell>
          <table:table-cell office:value-type="float" office:value="231" calcext:value-type="float">
            <text:p>231</text:p>
          </table:table-cell>
          <table:table-cell office:value-type="float" office:value="85" calcext:value-type="float">
            <text:p>85</text:p>
          </table:table-cell>
          <table:table-cell office:value-type="float" office:value="193" calcext:value-type="float">
            <text:p>193</text:p>
          </table:table-cell>
          <table:table-cell office:value-type="float" office:value="320" calcext:value-type="float">
            <text:p>320</text:p>
          </table:table-cell>
          <table:table-cell office:value-type="float" office:value="3983.70643131164" calcext:value-type="float">
            <text:p>3983.7064313116</text:p>
          </table:table-cell>
          <table:table-cell office:value-type="float" office:value="1.29411764705882" calcext:value-type="float">
            <text:p>1.2941176471</text:p>
          </table:table-cell>
          <table:table-cell office:value-type="float" office:value="1.47058823529412" calcext:value-type="float">
            <text:p>1.4705882353</text:p>
          </table:table-cell>
          <table:table-cell office:value-type="float" office:value="0.721875" calcext:value-type="float">
            <text:p>0.721875</text:p>
          </table:table-cell>
          <table:table-cell office:value-type="float" office:value="1.94117647058824" calcext:value-type="float">
            <text:p>1.9411764706</text:p>
          </table:table-cell>
          <table:table-cell table:formula="of:=[.H38]/[.E38]" office:value-type="float" office:value="0.739130434782609" calcext:value-type="float">
            <text:p>0.739130434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164.89407003886" calcext:value-type="float">
            <text:p>3164.8940700389</text:p>
          </table:table-cell>
          <table:table-cell office:value-type="float" office:value="0" calcext:value-type="float">
            <text:p>0</text:p>
          </table:table-cell>
          <table:table-cell office:value-type="float" office:value="2434.53390002991" calcext:value-type="float">
            <text:p>2434.533900029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.00696072624149" calcext:value-type="float">
            <text:p>1.0069607262</text:p>
          </table:table-cell>
          <table:table-cell office:value-type="float" office:value="91" calcext:value-type="float">
            <text:p>91</text:p>
          </table:table-cell>
          <table:table-cell office:value-type="float" office:value="192" calcext:value-type="float">
            <text:p>192</text:p>
          </table:table-cell>
          <table:table-cell office:value-type="float" office:value="75" calcext:value-type="float">
            <text:p>75</text:p>
          </table:table-cell>
          <table:table-cell office:value-type="float" office:value="160" calcext:value-type="float">
            <text:p>160</text:p>
          </table:table-cell>
          <table:table-cell office:value-type="float" office:value="196" calcext:value-type="float">
            <text:p>196</text:p>
          </table:table-cell>
          <table:table-cell office:value-type="float" office:value="2451.48002403363" calcext:value-type="float">
            <text:p>2451.4800240336</text:p>
          </table:table-cell>
          <table:table-cell office:value-type="float" office:value="1.36666666666667" calcext:value-type="float">
            <text:p>1.3666666667</text:p>
          </table:table-cell>
          <table:table-cell office:value-type="float" office:value="1.55333333333333" calcext:value-type="float">
            <text:p>1.5533333333</text:p>
          </table:table-cell>
          <table:table-cell office:value-type="float" office:value="0.979591836734694" calcext:value-type="float">
            <text:p>0.9795918367</text:p>
          </table:table-cell>
          <table:table-cell office:value-type="float" office:value="1.6" calcext:value-type="float">
            <text:p>1.6</text:p>
          </table:table-cell>
          <table:table-cell table:formula="of:=[.H39]/[.E39]" office:value-type="float" office:value="0.938144329896907" calcext:value-type="float">
            <text:p>0.938144329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22.566225573266" calcext:value-type="float">
            <text:p>822.5662255733</text:p>
          </table:table-cell>
          <table:table-cell office:value-type="float" office:value="0" calcext:value-type="float">
            <text:p>0</text:p>
          </table:table-cell>
          <table:table-cell office:value-type="float" office:value="632.743250440974" calcext:value-type="float">
            <text:p>632.74325044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0.999999999999999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192.000000000002" calcext:value-type="float">
            <text:p>192</text:p>
          </table:table-cell>
          <table:table-cell office:value-type="float" office:value="632.743250440973" calcext:value-type="float">
            <text:p>632.743250441</text:p>
          </table:table-cell>
          <table:table-cell office:value-type="float" office:value="0.573333333333333" calcext:value-type="float">
            <text:p>0.5733333333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0.390624999999996" calcext:value-type="float">
            <text:p>0.390625</text:p>
          </table:table-cell>
          <table:table-cell office:value-type="float" office:value="1.56666666666667" calcext:value-type="float">
            <text:p>1.5666666667</text:p>
          </table:table-cell>
          <table:table-cell table:formula="of:=[.H40]/[.E40]" office:value-type="float" office:value="0.340909090909091" calcext:value-type="float">
            <text:p>0.340909090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913.48648368797" calcext:value-type="float">
            <text:p>1913.486483688</text:p>
          </table:table-cell>
          <table:table-cell office:value-type="float" office:value="0" calcext:value-type="float">
            <text:p>0</text:p>
          </table:table-cell>
          <table:table-cell office:value-type="float" office:value="1471.91267975996" calcext:value-type="float">
            <text:p>1471.91267976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.01464275367132" calcext:value-type="float">
            <text:p>1.0146427537</text:p>
          </table:table-cell>
          <table:table-cell office:value-type="float" office:value="46" calcext:value-type="float">
            <text:p>46</text:p>
          </table:table-cell>
          <table:table-cell office:value-type="float" office:value="109" calcext:value-type="float">
            <text:p>109</text:p>
          </table:table-cell>
          <table:table-cell office:value-type="float" office:value="38" calcext:value-type="float">
            <text:p>38</text:p>
          </table:table-cell>
          <table:table-cell office:value-type="float" office:value="91.0000000000005" calcext:value-type="float">
            <text:p>91</text:p>
          </table:table-cell>
          <table:table-cell office:value-type="float" office:value="247" calcext:value-type="float">
            <text:p>247</text:p>
          </table:table-cell>
          <table:table-cell office:value-type="float" office:value="1493.46553455537" calcext:value-type="float">
            <text:p>1493.4655345554</text:p>
          </table:table-cell>
          <table:table-cell office:value-type="float" office:value="0.75625" calcext:value-type="float">
            <text:p>0.7562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441295546558704" calcext:value-type="float">
            <text:p>0.4412955466</text:p>
          </table:table-cell>
          <table:table-cell office:value-type="float" office:value="1.78125" calcext:value-type="float">
            <text:p>1.78125</text:p>
          </table:table-cell>
          <table:table-cell table:formula="of:=[.H41]/[.E41]" office:value-type="float" office:value="0.407079646017699" calcext:value-type="float">
            <text:p>0.40707964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418.53313468019" calcext:value-type="float">
            <text:p>4418.5331346802</text:p>
          </table:table-cell>
          <table:table-cell office:value-type="float" office:value="0" calcext:value-type="float">
            <text:p>0</text:p>
          </table:table-cell>
          <table:table-cell office:value-type="float" office:value="3398.87164206169" calcext:value-type="float">
            <text:p>3398.871642061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05602282587921" calcext:value-type="float">
            <text:p>1.0560228259</text:p>
          </table:table-cell>
          <table:table-cell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19" calcext:value-type="float">
            <text:p>219</text:p>
          </table:table-cell>
          <table:table-cell office:value-type="float" office:value="3589.2860362507" calcext:value-type="float">
            <text:p>3589.286036250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47945205479453" calcext:value-type="float">
            <text:p>0.5479452055</text:p>
          </table:table-cell>
          <table:table-cell office:value-type="float" office:value="1.40625" calcext:value-type="float">
            <text:p>1.40625</text:p>
          </table:table-cell>
          <table:table-cell table:formula="of:=[.H42]/[.E42]" office:value-type="float" office:value="0.489583333333333" calcext:value-type="float">
            <text:p>0.4895833333</text:p>
          </table:table-cell>
        </table:table-row>
        <table:table-row table:style-name="ro2">
          <table:table-cell table:style-name="ce1" table:formula="of:=AVERAGE([.A2:.A42])" office:value-type="float" office:value="0" calcext:value-type="float">
            <text:p>0</text:p>
          </table:table-cell>
          <table:table-cell table:style-name="ce1" table:formula="of:=AVERAGE([.B2:.B42])" office:value-type="float" office:value="2538.17959085717" calcext:value-type="float">
            <text:p>2538.1795908572</text:p>
          </table:table-cell>
          <table:table-cell table:style-name="ce1" table:formula="of:=AVERAGE([.C2:.C42])" office:value-type="float" office:value="0" calcext:value-type="float">
            <text:p>0</text:p>
          </table:table-cell>
          <table:table-cell table:style-name="ce1" table:formula="of:=AVERAGE([.D2:.D42])" office:value-type="float" office:value="1952.81139633194" calcext:value-type="float">
            <text:p>1952.8113963319</text:p>
          </table:table-cell>
          <table:table-cell table:style-name="ce1" table:formula="of:=AVERAGE([.E2:.E42])" office:value-type="float" office:value="111.975609756098" calcext:value-type="float">
            <text:p>111.9756097561</text:p>
          </table:table-cell>
          <table:table-cell table:style-name="ce1" table:formula="of:=AVERAGE([.F2:.F42])" office:value-type="float" office:value="0" calcext:value-type="float">
            <text:p>0</text:p>
          </table:table-cell>
          <table:table-cell table:style-name="ce1" table:formula="of:=AVERAGE([.G2:.G42])" office:value-type="float" office:value="1.0223037958056" calcext:value-type="float">
            <text:p>1.0223037958</text:p>
          </table:table-cell>
          <table:table-cell table:style-name="ce1" table:formula="of:=AVERAGE([.H2:.H42])" office:value-type="float" office:value="55.1951219512195" calcext:value-type="float">
            <text:p>55.1951219512</text:p>
          </table:table-cell>
          <table:table-cell table:style-name="ce1" table:formula="of:=AVERAGE([.I2:.I42])" office:value-type="float" office:value="126.414634146341" calcext:value-type="float">
            <text:p>126.4146341463</text:p>
          </table:table-cell>
          <table:table-cell table:style-name="ce1" table:formula="of:=AVERAGE([.J2:.J42])" office:value-type="float" office:value="44.1463414634146" calcext:value-type="float">
            <text:p>44.1463414634</text:p>
          </table:table-cell>
          <table:table-cell table:style-name="ce1" table:formula="of:=AVERAGE([.K2:.K42])" office:value-type="float" office:value="105.878048780488" calcext:value-type="float">
            <text:p>105.8780487805</text:p>
          </table:table-cell>
          <table:table-cell table:style-name="ce1" table:formula="of:=AVERAGE([.L2:.L42])" office:value-type="float" office:value="238.926829268293" calcext:value-type="float">
            <text:p>238.9268292683</text:p>
          </table:table-cell>
          <table:table-cell table:style-name="ce1" table:formula="of:=AVERAGE([.M2:.M42])" office:value-type="float" office:value="2026.93505495335" calcext:value-type="float">
            <text:p>2026.9350549534</text:p>
          </table:table-cell>
          <table:table-cell table:style-name="ce1" table:formula="of:=AVERAGE([.N2:.N42])" office:value-type="float" office:value="0.809618603538976" calcext:value-type="float">
            <text:p>0.8096186035</text:p>
          </table:table-cell>
          <table:table-cell table:style-name="ce1" table:formula="of:=AVERAGE([.O2:.O42])" office:value-type="float" office:value="0.93819643711143" calcext:value-type="float">
            <text:p>0.9381964371</text:p>
          </table:table-cell>
          <table:table-cell table:style-name="ce1" table:formula="of:=AVERAGE([.P2:.P42])" office:value-type="float" office:value="0.52795419422857" calcext:value-type="float">
            <text:p>0.5279541942</text:p>
          </table:table-cell>
          <table:table-cell table:style-name="ce1" table:formula="of:=AVERAGE([.Q2:.Q42])" office:value-type="float" office:value="1.64999641319943" calcext:value-type="float">
            <text:p>1.6499964132</text:p>
          </table:table-cell>
          <table:table-cell table:style-name="ce1" table:formula="of:=AVERAGE([.R2:.R42])" office:value-type="float" office:value="0.486609569538069" calcext:value-type="float">
            <text:p>0.4866095695</text:p>
          </table:table-cell>
        </table:table-row>
        <table:table-row table:style-name="ro2">
          <table:table-cell table:style-name="ce1" table:formula="of:=STDEV([.A2:.A42])" office:value-type="float" office:value="0" calcext:value-type="float">
            <text:p>0</text:p>
          </table:table-cell>
          <table:table-cell table:style-name="ce1" table:formula="of:=STDEV([.B2:.B42])" office:value-type="float" office:value="2222.73856953881" calcext:value-type="float">
            <text:p>2222.7385695388</text:p>
          </table:table-cell>
          <table:table-cell table:style-name="ce1" table:formula="of:=STDEV([.C2:.C42])" office:value-type="float" office:value="0" calcext:value-type="float">
            <text:p>0</text:p>
          </table:table-cell>
          <table:table-cell table:style-name="ce1" table:formula="of:=STDEV([.D2:.D42])" office:value-type="float" office:value="1710.10059131252" calcext:value-type="float">
            <text:p>1710.1005913125</text:p>
          </table:table-cell>
          <table:table-cell table:style-name="ce1" table:formula="of:=STDEV([.E2:.E42])" office:value-type="float" office:value="18.6902217815601" calcext:value-type="float">
            <text:p>18.6902217816</text:p>
          </table:table-cell>
          <table:table-cell table:style-name="ce1" table:formula="of:=STDEV([.F2:.F42])" office:value-type="float" office:value="0" calcext:value-type="float">
            <text:p>0</text:p>
          </table:table-cell>
          <table:table-cell table:style-name="ce1" table:formula="of:=STDEV([.G2:.G42])" office:value-type="float" office:value="0.0345287853669167" calcext:value-type="float">
            <text:p>0.0345287854</text:p>
          </table:table-cell>
          <table:table-cell table:style-name="ce1" table:formula="of:=STDEV([.H2:.H42])" office:value-type="float" office:value="22.0694579817846" calcext:value-type="float">
            <text:p>22.0694579818</text:p>
          </table:table-cell>
          <table:table-cell table:style-name="ce1" table:formula="of:=STDEV([.I2:.I42])" office:value-type="float" office:value="41.6911115285718" calcext:value-type="float">
            <text:p>41.6911115286</text:p>
          </table:table-cell>
          <table:table-cell table:style-name="ce1" table:formula="of:=STDEV([.J2:.J42])" office:value-type="float" office:value="18.336522265154" calcext:value-type="float">
            <text:p>18.3365222652</text:p>
          </table:table-cell>
          <table:table-cell table:style-name="ce1" table:formula="of:=STDEV([.K2:.K42])" office:value-type="float" office:value="34.8720483496103" calcext:value-type="float">
            <text:p>34.8720483496</text:p>
          </table:table-cell>
          <table:table-cell table:style-name="ce1" table:formula="of:=STDEV([.L2:.L42])" office:value-type="float" office:value="38.7617016163521" calcext:value-type="float">
            <text:p>38.7617016164</text:p>
          </table:table-cell>
          <table:table-cell table:style-name="ce1" table:formula="of:=STDEV([.M2:.M42])" office:value-type="float" office:value="1822.58939294278" calcext:value-type="float">
            <text:p>1822.5893929428</text:p>
          </table:table-cell>
          <table:table-cell table:style-name="ce1" table:formula="of:=STDEV([.N2:.N42])" office:value-type="float" office:value="0.23831927236245" calcext:value-type="float">
            <text:p>0.2383192724</text:p>
          </table:table-cell>
          <table:table-cell table:style-name="ce1" table:formula="of:=STDEV([.O2:.O42])" office:value-type="float" office:value="0.272892288777124" calcext:value-type="float">
            <text:p>0.2728922888</text:p>
          </table:table-cell>
          <table:table-cell table:style-name="ce1" table:formula="of:=STDEV([.P2:.P42])" office:value-type="float" office:value="0.148976245136321" calcext:value-type="float">
            <text:p>0.1489762451</text:p>
          </table:table-cell>
          <table:table-cell table:style-name="ce1" table:formula="of:=STDEV([.Q2:.Q42])" office:value-type="float" office:value="0.187965001024732" calcext:value-type="float">
            <text:p>0.187965001</text:p>
          </table:table-cell>
          <table:table-cell table:style-name="ce1" table:formula="of:=STDEV([.R2:.R42])" office:value-type="float" office:value="0.162538590490173" calcext:value-type="float">
            <text:p>0.16253859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4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24T17:24:18.101743561</dc:date>
    <dc:creator>alexander </dc:creator>
    <meta:generator>LibreOffice/4.1.2.3$Linux_X86_64 LibreOffice_project/410m0$Build-3</meta:generator>
    <meta:editing-duration>P0D</meta:editing-duration>
    <meta:editing-cycles>1</meta:editing-cycles>
    <meta:document-statistic meta:table-count="1" meta:cell-count="792" meta:object-count="0"/>
  </office:meta>
</office:document-meta>
</file>